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15:4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561377" calcext:value-type="float">
            <text:p>1561377</text:p>
          </table:table-cell>
          <table:table-cell office:value-type="float" office:value="1540663" calcext:value-type="float">
            <text:p>1540663</text:p>
          </table:table-cell>
          <table:table-cell office:value-type="float" office:value="20714" calcext:value-type="float">
            <text:p>20714</text:p>
          </table:table-cell>
          <table:table-cell/>
          <table:table-cell office:value-type="float" office:value="119684" calcext:value-type="float">
            <text:p>119684</text:p>
          </table:table-cell>
          <table:table-cell office:value-type="float" office:value="118998" calcext:value-type="float">
            <text:p>118998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1444" calcext:value-type="float">
            <text:p>51444</text:p>
          </table:table-cell>
          <table:table-cell office:value-type="float" office:value="50546" calcext:value-type="float">
            <text:p>50546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M2]/([.E2]+[.I2]+[.M2])" office:value-type="percentage" office:value="0.0402726701946363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97175" calcext:value-type="float">
            <text:p>1597175</text:p>
          </table:table-cell>
          <table:table-cell office:value-type="float" office:value="1576361" calcext:value-type="float">
            <text:p>1576361</text:p>
          </table:table-cell>
          <table:table-cell office:value-type="float" office:value="20814" calcext:value-type="float">
            <text:p>20814</text:p>
          </table:table-cell>
          <table:table-cell/>
          <table:table-cell office:value-type="float" office:value="96566" calcext:value-type="float">
            <text:p>96566</text:p>
          </table:table-cell>
          <table:table-cell office:value-type="float" office:value="95759" calcext:value-type="float">
            <text:p>95759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46227" calcext:value-type="float">
            <text:p>46227</text:p>
          </table:table-cell>
          <table:table-cell office:value-type="float" office:value="45423" calcext:value-type="float">
            <text:p>45423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M3]/([.E3]+[.I3]+[.M3])" office:value-type="percentage" office:value="0.0358528428093646" calcext:value-type="percentage">
            <text:p>3.59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78303" calcext:value-type="float">
            <text:p>1378303</text:p>
          </table:table-cell>
          <table:table-cell office:value-type="float" office:value="1360597" calcext:value-type="float">
            <text:p>1360597</text:p>
          </table:table-cell>
          <table:table-cell office:value-type="float" office:value="17706" calcext:value-type="float">
            <text:p>17706</text:p>
          </table:table-cell>
          <table:table-cell/>
          <table:table-cell office:value-type="float" office:value="156368" calcext:value-type="float">
            <text:p>156368</text:p>
          </table:table-cell>
          <table:table-cell office:value-type="float" office:value="153119" calcext:value-type="float">
            <text:p>153119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149477" calcext:value-type="float">
            <text:p>149477</text:p>
          </table:table-cell>
          <table:table-cell office:value-type="float" office:value="147783" calcext:value-type="float">
            <text:p>147783</text:p>
          </table:table-cell>
          <table:table-cell office:value-type="float" office:value="1694" calcext:value-type="float">
            <text:p>1694</text:p>
          </table:table-cell>
          <table:table-cell/>
          <table:table-cell table:formula="of:=[.M4]/([.E4]+[.I4]+[.M4])" office:value-type="percentage" office:value="0.0747935891209325" calcext:value-type="percentage">
            <text:p>7.4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51403" calcext:value-type="float">
            <text:p>1451403</text:p>
          </table:table-cell>
          <table:table-cell office:value-type="float" office:value="1432509" calcext:value-type="float">
            <text:p>1432509</text:p>
          </table:table-cell>
          <table:table-cell office:value-type="float" office:value="18894" calcext:value-type="float">
            <text:p>18894</text:p>
          </table:table-cell>
          <table:table-cell/>
          <table:table-cell office:value-type="float" office:value="185197" calcext:value-type="float">
            <text:p>185197</text:p>
          </table:table-cell>
          <table:table-cell office:value-type="float" office:value="183228" calcext:value-type="float">
            <text:p>183228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float" office:value="81936" calcext:value-type="float">
            <text:p>81936</text:p>
          </table:table-cell>
          <table:table-cell office:value-type="float" office:value="80495" calcext:value-type="float">
            <text:p>80495</text:p>
          </table:table-cell>
          <table:table-cell office:value-type="float" office:value="1441" calcext:value-type="float">
            <text:p>1441</text:p>
          </table:table-cell>
          <table:table-cell/>
          <table:table-cell table:formula="of:=[.M5]/([.E5]+[.I5]+[.M5])" office:value-type="percentage" office:value="0.0646072453371593" calcext:value-type="percentage">
            <text:p>6.4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02680" calcext:value-type="float">
            <text:p>1602680</text:p>
          </table:table-cell>
          <table:table-cell office:value-type="float" office:value="1581816" calcext:value-type="float">
            <text:p>1581816</text:p>
          </table:table-cell>
          <table:table-cell office:value-type="float" office:value="20864" calcext:value-type="float">
            <text:p>20864</text:p>
          </table:table-cell>
          <table:table-cell/>
          <table:table-cell office:value-type="float" office:value="92809" calcext:value-type="float">
            <text:p>92809</text:p>
          </table:table-cell>
          <table:table-cell office:value-type="float" office:value="92032" calcext:value-type="float">
            <text:p>92032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44966" calcext:value-type="float">
            <text:p>44966</text:p>
          </table:table-cell>
          <table:table-cell office:value-type="float" office:value="44298" calcext:value-type="float">
            <text:p>4429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M6]/([.E6]+[.I6]+[.M6])" office:value-type="percentage" office:value="0.0299430723026581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69525" calcext:value-type="float">
            <text:p>1469525</text:p>
          </table:table-cell>
          <table:table-cell office:value-type="float" office:value="1450380" calcext:value-type="float">
            <text:p>1450380</text:p>
          </table:table-cell>
          <table:table-cell office:value-type="float" office:value="19145" calcext:value-type="float">
            <text:p>19145</text:p>
          </table:table-cell>
          <table:table-cell/>
          <table:table-cell office:value-type="float" office:value="115193" calcext:value-type="float">
            <text:p>115193</text:p>
          </table:table-cell>
          <table:table-cell office:value-type="float" office:value="114487" calcext:value-type="float">
            <text:p>114487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float" office:value="131052" calcext:value-type="float">
            <text:p>131052</text:p>
          </table:table-cell>
          <table:table-cell office:value-type="float" office:value="128125" calcext:value-type="float">
            <text:p>128125</text:p>
          </table:table-cell>
          <table:table-cell office:value-type="float" office:value="2927" calcext:value-type="float">
            <text:p>2927</text:p>
          </table:table-cell>
          <table:table-cell/>
          <table:table-cell table:formula="of:=[.M7]/([.E7]+[.I7]+[.M7])" office:value-type="percentage" office:value="0.128501185354289" calcext:value-type="percentage">
            <text:p>12.8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70951" calcext:value-type="float">
            <text:p>1370951</text:p>
          </table:table-cell>
          <table:table-cell office:value-type="float" office:value="1352130" calcext:value-type="float">
            <text:p>1352130</text:p>
          </table:table-cell>
          <table:table-cell office:value-type="float" office:value="18821" calcext:value-type="float">
            <text:p>18821</text:p>
          </table:table-cell>
          <table:table-cell/>
          <table:table-cell office:value-type="float" office:value="157948" calcext:value-type="float">
            <text:p>157948</text:p>
          </table:table-cell>
          <table:table-cell office:value-type="float" office:value="156880" calcext:value-type="float">
            <text:p>156880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58077" calcext:value-type="float">
            <text:p>158077</text:p>
          </table:table-cell>
          <table:table-cell office:value-type="float" office:value="155643" calcext:value-type="float">
            <text:p>155643</text:p>
          </table:table-cell>
          <table:table-cell office:value-type="float" office:value="2434" calcext:value-type="float">
            <text:p>2434</text:p>
          </table:table-cell>
          <table:table-cell/>
          <table:table-cell table:formula="of:=[.M8]/([.E8]+[.I8]+[.M8])" office:value-type="percentage" office:value="0.109035523899117" calcext:value-type="percentage">
            <text:p>10.90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66216" calcext:value-type="float">
            <text:p>1366216</text:p>
          </table:table-cell>
          <table:table-cell office:value-type="float" office:value="1348643" calcext:value-type="float">
            <text:p>1348643</text:p>
          </table:table-cell>
          <table:table-cell office:value-type="float" office:value="17573" calcext:value-type="float">
            <text:p>17573</text:p>
          </table:table-cell>
          <table:table-cell/>
          <table:table-cell office:value-type="float" office:value="146073" calcext:value-type="float">
            <text:p>146073</text:p>
          </table:table-cell>
          <table:table-cell office:value-type="float" office:value="144064" calcext:value-type="float">
            <text:p>14406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70699" calcext:value-type="float">
            <text:p>170699</text:p>
          </table:table-cell>
          <table:table-cell office:value-type="float" office:value="167990" calcext:value-type="float">
            <text:p>167990</text:p>
          </table:table-cell>
          <table:table-cell office:value-type="float" office:value="2709" calcext:value-type="float">
            <text:p>2709</text:p>
          </table:table-cell>
          <table:table-cell/>
          <table:table-cell table:formula="of:=[.M9]/([.E9]+[.I9]+[.M9])" office:value-type="percentage" office:value="0.121528868153066" calcext:value-type="percentage">
            <text:p>12.1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84035" calcext:value-type="float">
            <text:p>1484035</text:p>
          </table:table-cell>
          <table:table-cell office:value-type="float" office:value="1464765" calcext:value-type="float">
            <text:p>1464765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float" office:value="104461" calcext:value-type="float">
            <text:p>104461</text:p>
          </table:table-cell>
          <table:table-cell office:value-type="float" office:value="103746" calcext:value-type="float">
            <text:p>103746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130048" calcext:value-type="float">
            <text:p>130048</text:p>
          </table:table-cell>
          <table:table-cell office:value-type="float" office:value="127723" calcext:value-type="float">
            <text:p>127723</text:p>
          </table:table-cell>
          <table:table-cell office:value-type="float" office:value="2325" calcext:value-type="float">
            <text:p>2325</text:p>
          </table:table-cell>
          <table:table-cell/>
          <table:table-cell table:formula="of:=[.M10]/([.E10]+[.I10]+[.M10])" office:value-type="percentage" office:value="0.104213357238906" calcext:value-type="percentage">
            <text:p>10.4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33079" calcext:value-type="float">
            <text:p>1433079</text:p>
          </table:table-cell>
          <table:table-cell office:value-type="float" office:value="1414128" calcext:value-type="float">
            <text:p>1414128</text:p>
          </table:table-cell>
          <table:table-cell office:value-type="float" office:value="18951" calcext:value-type="float">
            <text:p>18951</text:p>
          </table:table-cell>
          <table:table-cell/>
          <table:table-cell office:value-type="float" office:value="196759" calcext:value-type="float">
            <text:p>196759</text:p>
          </table:table-cell>
          <table:table-cell office:value-type="float" office:value="194981" calcext:value-type="float">
            <text:p>194981</text:p>
          </table:table-cell>
          <table:table-cell office:value-type="float" office:value="1778" calcext:value-type="float">
            <text:p>1778</text:p>
          </table:table-cell>
          <table:table-cell/>
          <table:table-cell office:value-type="float" office:value="85657" calcext:value-type="float">
            <text:p>85657</text:p>
          </table:table-cell>
          <table:table-cell office:value-type="float" office:value="84082" calcext:value-type="float">
            <text:p>84082</text:p>
          </table:table-cell>
          <table:table-cell office:value-type="float" office:value="1575" calcext:value-type="float">
            <text:p>1575</text:p>
          </table:table-cell>
          <table:table-cell/>
          <table:table-cell table:formula="of:=[.M11]/([.E11]+[.I11]+[.M11])" office:value-type="percentage" office:value="0.0706151362984218" calcext:value-type="percentage">
            <text:p>7.06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59279" calcext:value-type="float">
            <text:p>1359279</text:p>
          </table:table-cell>
          <table:table-cell office:value-type="float" office:value="1340620" calcext:value-type="float">
            <text:p>1340620</text:p>
          </table:table-cell>
          <table:table-cell office:value-type="float" office:value="18659" calcext:value-type="float">
            <text:p>18659</text:p>
          </table:table-cell>
          <table:table-cell/>
          <table:table-cell office:value-type="float" office:value="171566" calcext:value-type="float">
            <text:p>171566</text:p>
          </table:table-cell>
          <table:table-cell office:value-type="float" office:value="170403" calcext:value-type="float">
            <text:p>170403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float" office:value="155083" calcext:value-type="float">
            <text:p>155083</text:p>
          </table:table-cell>
          <table:table-cell office:value-type="float" office:value="152609" calcext:value-type="float">
            <text:p>152609</text:p>
          </table:table-cell>
          <table:table-cell office:value-type="float" office:value="2474" calcext:value-type="float">
            <text:p>2474</text:p>
          </table:table-cell>
          <table:table-cell/>
          <table:table-cell table:formula="of:=[.M12]/([.E12]+[.I12]+[.M12])" office:value-type="percentage" office:value="0.110961607463222" calcext:value-type="percentage">
            <text:p>11.1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555588" calcext:value-type="float">
            <text:p>1555588</text:p>
          </table:table-cell>
          <table:table-cell office:value-type="float" office:value="1534969" calcext:value-type="float">
            <text:p>1534969</text:p>
          </table:table-cell>
          <table:table-cell office:value-type="float" office:value="20619" calcext:value-type="float">
            <text:p>20619</text:p>
          </table:table-cell>
          <table:table-cell/>
          <table:table-cell office:value-type="float" office:value="132886" calcext:value-type="float">
            <text:p>132886</text:p>
          </table:table-cell>
          <table:table-cell office:value-type="float" office:value="131964" calcext:value-type="float">
            <text:p>131964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49577" calcext:value-type="float">
            <text:p>49577</text:p>
          </table:table-cell>
          <table:table-cell office:value-type="float" office:value="48814" calcext:value-type="float">
            <text:p>48814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M13]/([.E13]+[.I13]+[.M13])" office:value-type="percentage" office:value="0.0342091104734577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90078" calcext:value-type="float">
            <text:p>1590078</text:p>
          </table:table-cell>
          <table:table-cell office:value-type="float" office:value="1569244" calcext:value-type="float">
            <text:p>1569244</text:p>
          </table:table-cell>
          <table:table-cell office:value-type="float" office:value="20834" calcext:value-type="float">
            <text:p>20834</text:p>
          </table:table-cell>
          <table:table-cell/>
          <table:table-cell office:value-type="float" office:value="100046" calcext:value-type="float">
            <text:p>100046</text:p>
          </table:table-cell>
          <table:table-cell office:value-type="float" office:value="99346" calcext:value-type="float">
            <text:p>99346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6735" calcext:value-type="float">
            <text:p>46735</text:p>
          </table:table-cell>
          <table:table-cell office:value-type="float" office:value="45956" calcext:value-type="float">
            <text:p>45956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M14]/([.E14]+[.I14]+[.M14])" office:value-type="percentage" office:value="0.034912382915789" calcext:value-type="percentage">
            <text:p>3.4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327418" calcext:value-type="float">
            <text:p>1327418</text:p>
          </table:table-cell>
          <table:table-cell office:value-type="float" office:value="1309765" calcext:value-type="float">
            <text:p>1309765</text:p>
          </table:table-cell>
          <table:table-cell office:value-type="float" office:value="17653" calcext:value-type="float">
            <text:p>17653</text:p>
          </table:table-cell>
          <table:table-cell/>
          <table:table-cell office:value-type="float" office:value="180895" calcext:value-type="float">
            <text:p>180895</text:p>
          </table:table-cell>
          <table:table-cell office:value-type="float" office:value="178833" calcext:value-type="float">
            <text:p>178833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177670" calcext:value-type="float">
            <text:p>177670</text:p>
          </table:table-cell>
          <table:table-cell office:value-type="float" office:value="175065" calcext:value-type="float">
            <text:p>175065</text:p>
          </table:table-cell>
          <table:table-cell office:value-type="float" office:value="2605" calcext:value-type="float">
            <text:p>2605</text:p>
          </table:table-cell>
          <table:table-cell/>
          <table:table-cell table:formula="of:=[.M15]/([.E15]+[.I15]+[.M15])" office:value-type="percentage" office:value="0.11671146953405" calcext:value-type="percentage">
            <text:p>11.6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376192" calcext:value-type="float">
            <text:p>1376192</text:p>
          </table:table-cell>
          <table:table-cell office:value-type="float" office:value="1359444" calcext:value-type="float">
            <text:p>1359444</text:p>
          </table:table-cell>
          <table:table-cell office:value-type="float" office:value="16748" calcext:value-type="float">
            <text:p>16748</text:p>
          </table:table-cell>
          <table:table-cell/>
          <table:table-cell office:value-type="float" office:value="183573" calcext:value-type="float">
            <text:p>183573</text:p>
          </table:table-cell>
          <table:table-cell office:value-type="float" office:value="180890" calcext:value-type="float">
            <text:p>180890</text:p>
          </table:table-cell>
          <table:table-cell office:value-type="float" office:value="2683" calcext:value-type="float">
            <text:p>2683</text:p>
          </table:table-cell>
          <table:table-cell/>
          <table:table-cell office:value-type="float" office:value="145556" calcext:value-type="float">
            <text:p>145556</text:p>
          </table:table-cell>
          <table:table-cell office:value-type="float" office:value="142446" calcext:value-type="float">
            <text:p>142446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[.M16]/([.E16]+[.I16]+[.M16])" office:value-type="percentage" office:value="0.137970808748503" calcext:value-type="percentage">
            <text:p>13.8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67998" calcext:value-type="float">
            <text:p>1467998</text:p>
          </table:table-cell>
          <table:table-cell office:value-type="float" office:value="1449055" calcext:value-type="float">
            <text:p>1449055</text:p>
          </table:table-cell>
          <table:table-cell office:value-type="float" office:value="18943" calcext:value-type="float">
            <text:p>18943</text:p>
          </table:table-cell>
          <table:table-cell/>
          <table:table-cell office:value-type="float" office:value="141254" calcext:value-type="float">
            <text:p>141254</text:p>
          </table:table-cell>
          <table:table-cell office:value-type="float" office:value="139071" calcext:value-type="float">
            <text:p>139071</text:p>
          </table:table-cell>
          <table:table-cell office:value-type="float" office:value="2183" calcext:value-type="float">
            <text:p>2183</text:p>
          </table:table-cell>
          <table:table-cell/>
          <table:table-cell office:value-type="float" office:value="96336" calcext:value-type="float">
            <text:p>96336</text:p>
          </table:table-cell>
          <table:table-cell office:value-type="float" office:value="95156" calcext:value-type="float">
            <text:p>95156</text:p>
          </table:table-cell>
          <table:table-cell office:value-type="float" office:value="1180" calcext:value-type="float">
            <text:p>1180</text:p>
          </table:table-cell>
          <table:table-cell/>
          <table:table-cell table:formula="of:=[.M17]/([.E17]+[.I17]+[.M17])" office:value-type="percentage" office:value="0.0529005648704384" calcext:value-type="percentage">
            <text:p>5.2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83308" calcext:value-type="float">
            <text:p>1583308</text:p>
          </table:table-cell>
          <table:table-cell office:value-type="float" office:value="1562789" calcext:value-type="float">
            <text:p>1562789</text:p>
          </table:table-cell>
          <table:table-cell office:value-type="float" office:value="20519" calcext:value-type="float">
            <text:p>20519</text:p>
          </table:table-cell>
          <table:table-cell/>
          <table:table-cell office:value-type="float" office:value="106001" calcext:value-type="float">
            <text:p>106001</text:p>
          </table:table-cell>
          <table:table-cell office:value-type="float" office:value="105023" calcext:value-type="float">
            <text:p>105023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49495" calcext:value-type="float">
            <text:p>49495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M18]/([.E18]+[.I18]+[.M18])" office:value-type="percentage" office:value="0.0367432898687099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440716" calcext:value-type="float">
            <text:p>1440716</text:p>
          </table:table-cell>
          <table:table-cell office:value-type="float" office:value="1423096" calcext:value-type="float">
            <text:p>1423096</text:p>
          </table:table-cell>
          <table:table-cell office:value-type="float" office:value="17620" calcext:value-type="float">
            <text:p>17620</text:p>
          </table:table-cell>
          <table:table-cell/>
          <table:table-cell office:value-type="float" office:value="167507" calcext:value-type="float">
            <text:p>167507</text:p>
          </table:table-cell>
          <table:table-cell office:value-type="float" office:value="164203" calcext:value-type="float">
            <text:p>164203</text:p>
          </table:table-cell>
          <table:table-cell office:value-type="float" office:value="3304" calcext:value-type="float">
            <text:p>3304</text:p>
          </table:table-cell>
          <table:table-cell/>
          <table:table-cell office:value-type="float" office:value="101804" calcext:value-type="float">
            <text:p>101804</text:p>
          </table:table-cell>
          <table:table-cell office:value-type="float" office:value="99431" calcext:value-type="float">
            <text:p>99431</text:p>
          </table:table-cell>
          <table:table-cell office:value-type="float" office:value="2373" calcext:value-type="float">
            <text:p>2373</text:p>
          </table:table-cell>
          <table:table-cell/>
          <table:table-cell table:formula="of:=[.M19]/([.E19]+[.I19]+[.M19])" office:value-type="percentage" office:value="0.101858608404516" calcext:value-type="percentage">
            <text:p>10.1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519425" calcext:value-type="float">
            <text:p>1519425</text:p>
          </table:table-cell>
          <table:table-cell office:value-type="float" office:value="1500207" calcext:value-type="float">
            <text:p>1500207</text:p>
          </table:table-cell>
          <table:table-cell office:value-type="float" office:value="19218" calcext:value-type="float">
            <text:p>19218</text:p>
          </table:table-cell>
          <table:table-cell/>
          <table:table-cell office:value-type="float" office:value="167702" calcext:value-type="float">
            <text:p>167702</text:p>
          </table:table-cell>
          <table:table-cell office:value-type="float" office:value="165959" calcext:value-type="float">
            <text:p>165959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float" office:value="53554" calcext:value-type="float">
            <text:p>53554</text:p>
          </table:table-cell>
          <table:table-cell office:value-type="float" office:value="51602" calcext:value-type="float">
            <text:p>51602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M20]/([.E20]+[.I20]+[.M20])" office:value-type="percentage" office:value="0.0851918125081831" calcext:value-type="percentage">
            <text:p>8.5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11742" calcext:value-type="float">
            <text:p>1611742</text:p>
          </table:table-cell>
          <table:table-cell office:value-type="float" office:value="1586727" calcext:value-type="float">
            <text:p>1586727</text:p>
          </table:table-cell>
          <table:table-cell office:value-type="float" office:value="25015" calcext:value-type="float">
            <text:p>25015</text:p>
          </table:table-cell>
          <table:table-cell/>
          <table:table-cell office:value-type="float" office:value="86288" calcext:value-type="float">
            <text:p>86288</text:p>
          </table:table-cell>
          <table:table-cell office:value-type="float" office:value="85506" calcext:value-type="float">
            <text:p>85506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42894" calcext:value-type="float">
            <text:p>42894</text:p>
          </table:table-cell>
          <table:table-cell office:value-type="float" office:value="42068" calcext:value-type="float">
            <text:p>42068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M21]/([.E21]+[.I21]+[.M21])" office:value-type="percentage" office:value="0.0310258047552868" calcext:value-type="percentage">
            <text:p>3.1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99293" calcext:value-type="float">
            <text:p>599293</text:p>
          </table:table-cell>
          <table:table-cell office:value-type="float" office:value="574417" calcext:value-type="float">
            <text:p>574417</text:p>
          </table:table-cell>
          <table:table-cell office:value-type="float" office:value="24876" calcext:value-type="float">
            <text:p>24876</text:p>
          </table:table-cell>
          <table:table-cell/>
          <table:table-cell office:value-type="float" office:value="21773" calcext:value-type="float">
            <text:p>21773</text:p>
          </table:table-cell>
          <table:table-cell office:value-type="float" office:value="20888" calcext:value-type="float">
            <text:p>20888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float" office:value="18739" calcext:value-type="float">
            <text:p>18739</text:p>
          </table:table-cell>
          <table:table-cell office:value-type="float" office:value="17863" calcext:value-type="float">
            <text:p>17863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M22]/([.E22]+[.I22]+[.M22])" office:value-type="percentage" office:value="0.0328865863272891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38989" calcext:value-type="float">
            <text:p>1238989</text:p>
          </table:table-cell>
          <table:table-cell office:value-type="float" office:value="1218953" calcext:value-type="float">
            <text:p>1218953</text:p>
          </table:table-cell>
          <table:table-cell office:value-type="float" office:value="20036" calcext:value-type="float">
            <text:p>20036</text:p>
          </table:table-cell>
          <table:table-cell/>
          <table:table-cell office:value-type="float" office:value="220904" calcext:value-type="float">
            <text:p>220904</text:p>
          </table:table-cell>
          <table:table-cell office:value-type="float" office:value="217533" calcext:value-type="float">
            <text:p>217533</text:p>
          </table:table-cell>
          <table:table-cell office:value-type="float" office:value="3371" calcext:value-type="float">
            <text:p>3371</text:p>
          </table:table-cell>
          <table:table-cell/>
          <table:table-cell office:value-type="float" office:value="205464" calcext:value-type="float">
            <text:p>205464</text:p>
          </table:table-cell>
          <table:table-cell office:value-type="float" office:value="202230" calcext:value-type="float">
            <text:p>202230</text:p>
          </table:table-cell>
          <table:table-cell office:value-type="float" office:value="3234" calcext:value-type="float">
            <text:p>3234</text:p>
          </table:table-cell>
          <table:table-cell/>
          <table:table-cell table:formula="of:=[.M23]/([.E23]+[.I23]+[.M23])" office:value-type="percentage" office:value="0.121391839645659" calcext:value-type="percentage">
            <text:p>12.14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95463" calcext:value-type="float">
            <text:p>1595463</text:p>
          </table:table-cell>
          <table:table-cell office:value-type="float" office:value="1570641" calcext:value-type="float">
            <text:p>1570641</text:p>
          </table:table-cell>
          <table:table-cell office:value-type="float" office:value="24822" calcext:value-type="float">
            <text:p>24822</text:p>
          </table:table-cell>
          <table:table-cell/>
          <table:table-cell office:value-type="float" office:value="95471" calcext:value-type="float">
            <text:p>95471</text:p>
          </table:table-cell>
          <table:table-cell office:value-type="float" office:value="94579" calcext:value-type="float">
            <text:p>94579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46039" calcext:value-type="float">
            <text:p>46039</text:p>
          </table:table-cell>
          <table:table-cell office:value-type="float" office:value="45127" calcext:value-type="float">
            <text:p>45127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M24]/([.E24]+[.I24]+[.M24])" office:value-type="percentage" office:value="0.0342522346578532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579518" calcext:value-type="float">
            <text:p>1579518</text:p>
          </table:table-cell>
          <table:table-cell office:value-type="float" office:value="1554569" calcext:value-type="float">
            <text:p>1554569</text:p>
          </table:table-cell>
          <table:table-cell office:value-type="float" office:value="24949" calcext:value-type="float">
            <text:p>24949</text:p>
          </table:table-cell>
          <table:table-cell/>
          <table:table-cell office:value-type="float" office:value="109597" calcext:value-type="float">
            <text:p>109597</text:p>
          </table:table-cell>
          <table:table-cell office:value-type="float" office:value="108729" calcext:value-type="float">
            <text:p>108729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float" office:value="45194" calcext:value-type="float">
            <text:p>45194</text:p>
          </table:table-cell>
          <table:table-cell office:value-type="float" office:value="44380" calcext:value-type="float">
            <text:p>44380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M25]/([.E25]+[.I25]+[.M25])" office:value-type="percentage" office:value="0.0305658818669971" calcext:value-type="percentage">
            <text:p>3.0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97546" calcext:value-type="float">
            <text:p>1597546</text:p>
          </table:table-cell>
          <table:table-cell office:value-type="float" office:value="1576852" calcext:value-type="float">
            <text:p>1576852</text:p>
          </table:table-cell>
          <table:table-cell office:value-type="float" office:value="20694" calcext:value-type="float">
            <text:p>20694</text:p>
          </table:table-cell>
          <table:table-cell/>
          <table:table-cell office:value-type="float" office:value="96701" calcext:value-type="float">
            <text:p>96701</text:p>
          </table:table-cell>
          <table:table-cell office:value-type="float" office:value="95756" calcext:value-type="float">
            <text:p>95756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float" office:value="45960" calcext:value-type="float">
            <text:p>45960</text:p>
          </table:table-cell>
          <table:table-cell office:value-type="float" office:value="44955" calcext:value-type="float">
            <text:p>44955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[.M26]/([.E26]+[.I26]+[.M26])" office:value-type="percentage" office:value="0.0443826179120297" calcext:value-type="percentage">
            <text:p>4.4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71095" calcext:value-type="float">
            <text:p>1571095</text:p>
          </table:table-cell>
          <table:table-cell office:value-type="float" office:value="1546296" calcext:value-type="float">
            <text:p>1546296</text:p>
          </table:table-cell>
          <table:table-cell office:value-type="float" office:value="24799" calcext:value-type="float">
            <text:p>24799</text:p>
          </table:table-cell>
          <table:table-cell/>
          <table:table-cell office:value-type="float" office:value="115568" calcext:value-type="float">
            <text:p>115568</text:p>
          </table:table-cell>
          <table:table-cell office:value-type="float" office:value="114657" calcext:value-type="float">
            <text:p>114657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49523" calcext:value-type="float">
            <text:p>49523</text:p>
          </table:table-cell>
          <table:table-cell office:value-type="float" office:value="48601" calcext:value-type="float">
            <text:p>48601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[.M27]/([.E27]+[.I27]+[.M27])" office:value-type="percentage" office:value="0.0346200060078101" calcext:value-type="percentage">
            <text:p>3.46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51189" calcext:value-type="float">
            <text:p>1351189</text:p>
          </table:table-cell>
          <table:table-cell office:value-type="float" office:value="1332108" calcext:value-type="float">
            <text:p>1332108</text:p>
          </table:table-cell>
          <table:table-cell office:value-type="float" office:value="19081" calcext:value-type="float">
            <text:p>19081</text:p>
          </table:table-cell>
          <table:table-cell/>
          <table:table-cell office:value-type="float" office:value="185595" calcext:value-type="float">
            <text:p>185595</text:p>
          </table:table-cell>
          <table:table-cell office:value-type="float" office:value="184876" calcext:value-type="float">
            <text:p>184876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57565" calcext:value-type="float">
            <text:p>157565</text:p>
          </table:table-cell>
          <table:table-cell office:value-type="float" office:value="154445" calcext:value-type="float">
            <text:p>154445</text:p>
          </table:table-cell>
          <table:table-cell office:value-type="float" office:value="3120" calcext:value-type="float">
            <text:p>3120</text:p>
          </table:table-cell>
          <table:table-cell/>
          <table:table-cell table:formula="of:=[.M28]/([.E28]+[.I28]+[.M28])" office:value-type="percentage" office:value="0.136125654450262" calcext:value-type="percentage">
            <text:p>13.6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98415" calcext:value-type="float">
            <text:p>1598415</text:p>
          </table:table-cell>
          <table:table-cell office:value-type="float" office:value="1573515" calcext:value-type="float">
            <text:p>1573515</text:p>
          </table:table-cell>
          <table:table-cell office:value-type="float" office:value="24900" calcext:value-type="float">
            <text:p>24900</text:p>
          </table:table-cell>
          <table:table-cell/>
          <table:table-cell office:value-type="float" office:value="96099" calcext:value-type="float">
            <text:p>96099</text:p>
          </table:table-cell>
          <table:table-cell office:value-type="float" office:value="95196" calcext:value-type="float">
            <text:p>95196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45996" calcext:value-type="float">
            <text:p>45996</text:p>
          </table:table-cell>
          <table:table-cell office:value-type="float" office:value="45161" calcext:value-type="float">
            <text:p>45161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M29]/([.E29]+[.I29]+[.M29])" office:value-type="percentage" office:value="0.0313461971619491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512889" calcext:value-type="float">
            <text:p>512889</text:p>
          </table:table-cell>
          <table:table-cell office:value-type="float" office:value="488311" calcext:value-type="float">
            <text:p>488311</text:p>
          </table:table-cell>
          <table:table-cell office:value-type="float" office:value="24578" calcext:value-type="float">
            <text:p>24578</text:p>
          </table:table-cell>
          <table:table-cell/>
          <table:table-cell office:value-type="float" office:value="27171" calcext:value-type="float">
            <text:p>27171</text:p>
          </table:table-cell>
          <table:table-cell office:value-type="float" office:value="25948" calcext:value-type="float">
            <text:p>25948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20384" calcext:value-type="float">
            <text:p>20384</text:p>
          </table:table-cell>
          <table:table-cell office:value-type="float" office:value="19562" calcext:value-type="float">
            <text:p>1956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M30]/([.E30]+[.I30]+[.M30])" office:value-type="percentage" office:value="0.0308755587274161" calcext:value-type="percentage">
            <text:p>3.09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04435" calcext:value-type="float">
            <text:p>1604435</text:p>
          </table:table-cell>
          <table:table-cell office:value-type="float" office:value="1579638" calcext:value-type="float">
            <text:p>1579638</text:p>
          </table:table-cell>
          <table:table-cell office:value-type="float" office:value="24797" calcext:value-type="float">
            <text:p>24797</text:p>
          </table:table-cell>
          <table:table-cell/>
          <table:table-cell office:value-type="float" office:value="90365" calcext:value-type="float">
            <text:p>90365</text:p>
          </table:table-cell>
          <table:table-cell office:value-type="float" office:value="89455" calcext:value-type="float">
            <text:p>89455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45144" calcext:value-type="float">
            <text:p>45144</text:p>
          </table:table-cell>
          <table:table-cell office:value-type="float" office:value="44200" calcext:value-type="float">
            <text:p>44200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M31]/([.E31]+[.I31]+[.M31])" office:value-type="percentage" office:value="0.0354208097257139" calcext:value-type="percentage">
            <text:p>3.5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01863" calcext:value-type="float">
            <text:p>1601863</text:p>
          </table:table-cell>
          <table:table-cell office:value-type="float" office:value="1576955" calcext:value-type="float">
            <text:p>1576955</text:p>
          </table:table-cell>
          <table:table-cell office:value-type="float" office:value="24908" calcext:value-type="float">
            <text:p>24908</text:p>
          </table:table-cell>
          <table:table-cell/>
          <table:table-cell office:value-type="float" office:value="99692" calcext:value-type="float">
            <text:p>99692</text:p>
          </table:table-cell>
          <table:table-cell office:value-type="float" office:value="98800" calcext:value-type="float">
            <text:p>9880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45980" calcext:value-type="float">
            <text:p>45980</text:p>
          </table:table-cell>
          <table:table-cell office:value-type="float" office:value="45112" calcext:value-type="float">
            <text:p>45112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M32]/([.E32]+[.I32]+[.M32])" office:value-type="percentage" office:value="0.0325483725813709" calcext:value-type="percentage">
            <text:p>3.2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405492" calcext:value-type="float">
            <text:p>1405492</text:p>
          </table:table-cell>
          <table:table-cell office:value-type="float" office:value="1383054" calcext:value-type="float">
            <text:p>1383054</text:p>
          </table:table-cell>
          <table:table-cell office:value-type="float" office:value="22438" calcext:value-type="float">
            <text:p>22438</text:p>
          </table:table-cell>
          <table:table-cell/>
          <table:table-cell office:value-type="float" office:value="149505" calcext:value-type="float">
            <text:p>149505</text:p>
          </table:table-cell>
          <table:table-cell office:value-type="float" office:value="148129" calcext:value-type="float">
            <text:p>148129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float" office:value="144399" calcext:value-type="float">
            <text:p>144399</text:p>
          </table:table-cell>
          <table:table-cell office:value-type="float" office:value="141548" calcext:value-type="float">
            <text:p>141548</text:p>
          </table:table-cell>
          <table:table-cell office:value-type="float" office:value="2851" calcext:value-type="float">
            <text:p>2851</text:p>
          </table:table-cell>
          <table:table-cell/>
          <table:table-cell table:formula="of:=[.M33]/([.E33]+[.I33]+[.M33])" office:value-type="percentage" office:value="0.106919182448903" calcext:value-type="percentage">
            <text:p>10.69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685369966176238" calcext:value-type="percentage">
            <text:p>6.8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20:55.120817272</dc:date>
    <meta:editing-duration>PT1M22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